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Courier New" fo:font-size="10pt" style:font-size-asian="10pt" style:font-size-complex="10pt"/>
    </style:style>
    <style:style style:name="P4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paragraph-properties fo:margin-top="0in" fo:margin-bottom="0in"/>
    </style:style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2">
      <style:paragraph-properties fo:margin-top="0in" fo:margin-bottom="0in"/>
    </style:style>
    <style:style style:name="P10" style:family="paragraph" style:parent-style-name="Text_20_body">
      <style:paragraph-properties fo:margin-top="0in" fo:margin-bottom="0in"/>
      <style:text-properties fo:font-style="italic" style:font-style-asian="italic" style:font-style-complex="italic"/>
    </style:style>
    <style:style style:name="P11" style:family="paragraph">
      <style:paragraph-properties fo:margin-top="0in" fo:margin-bottom="0in"/>
      <style:text-properties fo:font-weight="normal" style:font-weight-asian="normal" style:font-weight-complex="normal"/>
    </style:style>
    <style:style style:name="P12" style:family="paragraph" style:parent-style-name="Heading_20_4">
      <style:paragraph-properties fo:margin-top="0in" fo:margin-bottom="0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Learning Goals</text:span></text:h>
      <text:list xml:id="list1772481462" text:style-name="L2">
        <text:list-item>
          <text:p text:style-name="P9">Understand the internal structure of a real-world compiler</text:p>
        </text:list-item>
        <text:list-item>
          <text:p text:style-name="P9">Understand the effectiveness and limitations of code analysis and optimization techniques</text:p>
        </text:list-item>
        <text:list-item>
          <text:p text:style-name="P6">Be able to construct a full compiler for a toy language, generating assembly code for a RISC architecture</text:p>
        </text:list-item>
      </text:list>
      <text:p text:style-name="Standard">There are less than 1.5 compiler construction expert for every <text:span text:style-name="Emphasis">1000</text:span> software engineers, but almost 2 jobs in compilers for every 100 in software engineering! <text:s/>(Data from LinkedIn, collected in 2012)</text:p>
      <text:p text:style-name="Standard"/>
      <text:p text:style-name="Standard">Where to find me.</text:p>
      <text:p text:style-name="Standard">Room &amp; Time of lectures: we can change them if needed. </text:p>
      <text:h text:style-name="Heading_20_4" text:outline-level="4"><text:bookmark text:name="introduction_to_compiler_construction"/>Introduction to Compiler Construction</text:h>
      <text:list xml:id="list1404505521" text:style-name="L1">
        <text:list-item>
          <text:p text:style-name="P8">Why compiling? Compilers (performance, avoid writing fundamental code in asm) vs interpreters (ease of deployment/portability). Performance in a cost model, performance as a proxy of power consumption.</text:p>
        </text:list-item>
        <text:list-item>
          <text:p text:style-name="P8">When to compile? JIT, AOT and static compilers</text:p>
        </text:list-item>
        <text:list-item>
          <text:p text:style-name="P8">What to compile? Compilation units: from narrow (single-line or so) to expression to function-scope to interprocedural to whole-program. Speed/resources vs optimization.</text:p>
        </text:list-item>
        <text:list-item>
          <text:p text:style-name="P8">Where to compile? Cross-compilation and split compilation; re-hosting vs re-targeting</text:p>
        </text:list-item>
        <text:list-item>
          <text:p text:style-name="P8">Issues: maintainance (debugging), portability, retargetability, support for multiple languages</text:p>
        </text:list-item>
        <text:list-item>
          <text:p text:style-name="P8">Overview of a compiler framework</text:p>
          <text:list>
            <text:list-item>
              <text:p text:style-name="P8">Lexical analysis &amp; parsing (review): LL vs LR.</text:p>
              <text:list>
                <text:list-item>
                  <text:p text:style-name="P8">LR: declarative style, express rules in a DSL</text:p>
                </text:list-item>
                <text:list-item>
                  <text:p text:style-name="P8">LL: programming style, express rules as procedures</text:p>
                </text:list-item>
              </text:list>
            </text:list-item>
            <text:list-item>
              <text:p text:style-name="P8">Statement and Data Structure Lowering</text:p>
              <text:list>
                <text:list-item>
                  <text:p text:style-name="P8">Lowering of loops: for → while → goto</text:p>
                </text:list-item>
              </text:list>
            </text:list-item>
            <text:list-item>
              <text:p text:style-name="P8">Optimization: machine independent and machine-dependent, language dependent vs language independent</text:p>
            </text:list-item>
            <text:list-item>
              <text:p text:style-name="P8">Code Generation </text:p>
            </text:list-item>
          </text:list>
        </text:list-item>
        <text:list-item>
          <text:p text:style-name="P5"><text:span text:style-name="Emphasis">Reading</text:span>: Compiler Construction</text:p>
        </text:list-item>
        <text:list-item>
          <text:p text:style-name="P5">Tools (C compilers):</text:p>
          <text:list>
            <text:list-item>
              <text:p text:style-name="P5">GCC</text:p>
            </text:list-item>
            <text:list-item>
              <text:p text:style-name="P5">Clang/LLVM</text:p>
            </text:list-item>
            <text:list-item>
              <text:p text:style-name="P5">Open64/ORC, Rose (source to source)</text:p>
            </text:list-item>
            <text:list-item>
              <text:p text:style-name="P5">icc, CoSy</text:p>
            </text:list-item>
          </text:list>
        </text:list-item>
      </text:list>
      <text:p text:style-name="Text_20_body"><text:span text:style-name="T2">Topics for the next lectures</text:span></text:p>
      <text:h text:outline-level="4"><text:bookmark text:name="intermediate_representations"/><text:soft-page-break/>Intermediate Representations</text:h>
      <text:h text:outline-level="4"><text:bookmark text:name="semantic_analysis_type_checking"/>Semantic Analysis &amp; Type Checking</text:h>
      <text:h text:outline-level="4"><text:bookmark text:name="code_generation"/>Code Generation</text:h>
      <text:h text:outline-level="4"><text:bookmark text:name="dataflow_optimization"/>Dataflow Optimization</text:h>
      <text:h text:outline-level="4"><text:bookmark text:name="register_allocation"/>Register Allocation</text:h>
      <text:h text:style-name="P12" text:outline-level="4"><text:bookmark text:name="parallelization_and_other_optimization_techniques"/><text:span text:style-name="T3">Parallelization and other optimization techniques</text:span></text:h>
      <text:p text:style-name="P10"><text:span text:style-name="T3">Introduction to LLVM</text:span></text:p>
      <text:p text:style-name="P7"><text:span text:style-name="T3"/></text:p>
      <text:p text:style-name="P1">Projects with LLVM</text:p>
      <text:p text:style-name="P2">Python Bindings + tests</text:p>
      <text:p text:style-name="P2">Register Allocation in SSA</text:p>
      <text:p text:style-name="P2">Identify pure functions</text:p>
      <text:p text:style-name="P2">Simple alias analysis pass</text:p>
      <text:p text:style-name="P2">Profile guided transformations</text:p>
      <text:p text:style-name="P2">Improve OpenMP support</text:p>
      <text:p text:style-name="P2">Partial redundancy elimination</text:p>
      <text:p text:style-name="P2">Loop unrolling on machine code</text:p>
      <text:p text:style-name="P2"/>
      <text:p text:style-name="P2"/>
      <text:p text:style-name="P3"><text:span text:style-name="T2">def</text:span> factor(symtab) <text:span text:style-name="T2">:</text:span></text:p>
      <text:p text:style-name="P3"><text:tab/><text:span text:style-name="T2">if</text:span> <text:span text:style-name="T4">accept</text:span>('ident') <text:span text:style-name="T2">:</text:span> return Var(var=symtab.find(value), symtab=symtab)</text:p>
      <text:p text:style-name="P3"><text:tab/><text:span text:style-name="T2">if</text:span> <text:span text:style-name="T4">accept</text:span>('number') <text:span text:style-name="T2">:</text:span> return Const(value=value, symtab=symtab)</text:p>
      <text:p text:style-name="P3"><text:tab/><text:span text:style-name="T2">elif</text:span> <text:span text:style-name="T4">accept</text:span>('lparen') <text:span text:style-name="T2">:</text:span></text:p>
      <text:p text:style-name="P3"><text:tab/><text:tab/>expr = <text:span text:style-name="T5">expression</text:span>()</text:p>
      <text:p text:style-name="P3"><text:tab/><text:tab/><text:span text:style-name="T4">expect</text:span>('rparen')</text:p>
      <text:p text:style-name="P3"><text:tab/><text:tab/><text:span text:style-name="T2">return</text:span> expr</text:p>
      <text:p text:style-name="P3"><text:tab/><text:span text:style-name="T2">else</text:span> <text:span text:style-name="T2">:</text:span></text:p>
      <text:p text:style-name="P3"><text:tab/><text:tab/>error("factor: syntax error")</text:p>
      <text:p text:style-name="P3"><text:tab/><text:tab/><text:span text:style-name="T4">getsym</text:span>()</text:p>
      <text:p text:style-name="P3"><text:s/></text:p>
      <text:p text:style-name="P3"><text:span text:style-name="T2">def</text:span> term(symtab) <text:span text:style-name="T2">:</text:span></text:p>
      <text:p text:style-name="P3"><text:tab/>op=None</text:p>
      <text:p text:style-name="P3"><text:tab/>expr = <text:span text:style-name="T5">factor</text:span>(symtab)</text:p>
      <text:p text:style-name="P3"><text:tab/><text:span text:style-name="T2">while</text:span> new_sym <text:span text:style-name="T2">in</text:span> [ 'times', 'slash'] <text:span text:style-name="T2">:</text:span></text:p>
      <text:p text:style-name="P3"><text:tab/><text:tab/><text:span text:style-name="T4">getsym</text:span>()</text:p>
      <text:p text:style-name="P3"><text:tab/><text:tab/>op = sym</text:p>
      <text:p text:style-name="P3"><text:tab/><text:tab/>expr2 = <text:span text:style-name="T5">factor</text:span>(symtab)</text:p>
      <text:p text:style-name="P3"><text:tab/><text:tab/>expr = BinExpr(children=[ op, expr, expr2 ], symtab=symtab)</text:p>
      <text:p text:style-name="P3"><text:tab/><text:span text:style-name="T2">return</text:span> expr</text:p>
      <text:p text:style-name="P3"><text:s/></text:p>
      <text:p text:style-name="P3"><text:span text:style-name="T2">def</text:span> expression(symtab) <text:span text:style-name="T2">:</text:span></text:p>
      <text:p text:style-name="P3"><text:tab/>op=None</text:p>
      <text:p text:style-name="P3"><text:tab/><text:span text:style-name="T2">if</text:span> new_sym <text:span text:style-name="T2">in</text:span> [ 'plus' or 'minus' ] <text:span text:style-name="T2">:</text:span></text:p>
      <text:p text:style-name="P3"><text:tab/><text:tab/><text:span text:style-name="T4">getsym</text:span>()</text:p>
      <text:p text:style-name="P3"><text:tab/><text:tab/>op = sym</text:p>
      <text:p text:style-name="P3"><text:tab/>expr = <text:span text:style-name="T5">term</text:span>(symtab)</text:p>
      <text:p text:style-name="P3"><text:tab/><text:span text:style-name="T2">if</text:span> op <text:span text:style-name="T2">:</text:span> expr = UnExpr(children=[initial_op, expr], symtab=symtab)</text:p>
      <text:p text:style-name="P3"><text:tab/><text:span text:style-name="T2">while</text:span> new_sym in [ 'plus' or 'minus' ] <text:span text:style-name="T2">:</text:span></text:p>
      <text:p text:style-name="P3"><text:tab/><text:tab/><text:span text:style-name="T4">getsym</text:span>()</text:p>
      <text:p text:style-name="P3"><text:tab/><text:tab/>op = sym</text:p>
      <text:p text:style-name="P3"><text:tab/><text:tab/>expr2 = <text:span text:style-name="T5">term</text:span>(symtab)</text:p>
      <text:p text:style-name="P3"><text:tab/><text:tab/>expr = BinExpr(children=[ op, expr, expr2 ], symtab=symtab)</text:p>
      <text:p text:style-name="P4"><text:tab/><text:span text:style-name="T2">return</text:span> exp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osta </meta:initial-creator>
    <meta:creation-date>2013-03-04T09:14:13</meta:creation-date>
    <dc:date>2013-03-04T10:08:10</dc:date>
    <dc:creator>agosta </dc:creator>
    <meta:editing-duration>PT43M21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2" meta:paragraph-count="78" meta:word-count="427" meta:character-count="2916" meta:non-whitespace-character-count="2538"/>
  </office:meta>
</office:document-meta>
</file>